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c5b4" officeooo:paragraph-rsid="0017c5b4"/>
    </style:style>
    <style:style style:name="P2" style:family="paragraph" style:parent-style-name="Standard">
      <style:text-properties officeooo:rsid="0018826b" officeooo:paragraph-rsid="0018826b"/>
    </style:style>
    <style:style style:name="P3" style:family="paragraph" style:parent-style-name="Header">
      <style:text-properties officeooo:rsid="0021b5b4" officeooo:paragraph-rsid="0021b5b4"/>
    </style:style>
    <style:style style:name="P4" style:family="paragraph" style:parent-style-name="Standard">
      <style:text-properties officeooo:rsid="001ccbed" officeooo:paragraph-rsid="001ccbed"/>
    </style:style>
    <style:style style:name="P5" style:family="paragraph" style:parent-style-name="Standard">
      <style:text-properties officeooo:paragraph-rsid="001ccbed"/>
    </style:style>
    <style:style style:name="P6" style:family="paragraph" style:parent-style-name="Standard">
      <style:text-properties officeooo:rsid="0017c5b4" officeooo:paragraph-rsid="0017c5b4"/>
    </style:style>
    <style:style style:name="P7" style:family="paragraph" style:parent-style-name="Standard">
      <style:text-properties officeooo:rsid="0018826b" officeooo:paragraph-rsid="0018826b"/>
    </style:style>
    <style:style style:name="P8" style:family="paragraph" style:parent-style-name="Standard">
      <style:text-properties officeooo:rsid="001a5cb7" officeooo:paragraph-rsid="001a5cb7"/>
    </style:style>
    <style:style style:name="P9" style:family="paragraph" style:parent-style-name="Standard">
      <style:text-properties officeooo:rsid="001a5cb7" officeooo:paragraph-rsid="001f94e4"/>
    </style:style>
    <style:style style:name="P10" style:family="paragraph" style:parent-style-name="Standard">
      <style:text-properties officeooo:rsid="001e4542" officeooo:paragraph-rsid="001e4542"/>
    </style:style>
    <style:style style:name="T1" style:family="text">
      <style:text-properties officeooo:rsid="00189c8f"/>
    </style:style>
    <style:style style:name="T2" style:family="text">
      <style:text-properties officeooo:rsid="0019d19f"/>
    </style:style>
    <style:style style:name="T3" style:family="text">
      <style:text-properties officeooo:rsid="001ccbe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Nr 1 a)</text:span><draw:frame draw:style-name="fr2" draw:name="Objekt1" text:anchor-type="as-char" svg:y="-0.386cm" svg:width="7.721cm" svg:height="0.50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jeder Tupel hat eine wahrscheinlich von 1/36</text:p>
      <text:p text:style-name="P1"/>
      <text:p text:style-name="P4">Summe:</text:p>
      <text:p text:style-name="P1">P(2) = 1/36</text:p>
      <text:p text:style-name="P1">P(3) =2/36</text:p>
      <text:p text:style-name="P1">P(4) = 3/36</text:p>
      <text:p text:style-name="P1">P(5) = 4/36</text:p>
      <text:p text:style-name="P1">P(6) = 5/36</text:p>
      <text:p text:style-name="P1">P(7) = 6/36</text:p>
      <text:p text:style-name="P1">P(8) = 5/36</text:p>
      <text:p text:style-name="P1">P(9) = 4/36</text:p>
      <text:p text:style-name="P1">P(10) = 3/36</text:p>
      <text:p text:style-name="P1">P(11) = 2/36</text:p>
      <text:p text:style-name="P1">P(12) = 1/36</text:p>
      <text:p text:style-name="P1"/>
      <text:p text:style-name="P1"><text:span text:style-name="T3">b) </text:span>P(&gt;= 9) = P(9)+P(10)+P(11)+P(12) = 10/36</text:p>
      <text:p text:style-name="P1"/>
      <text:p text:style-name="P4">c) 4/36</text:p>
      <text:p text:style-name="P4"/>
      <text:p text:style-name="P2"><text:span text:style-name="T3">Nr. </text:span><text:span text:style-name="T2">2</text:span></text:p>
      <text:p text:style-name="P2"><draw:frame draw:style-name="fr1" draw:name="Objekt2" text:anchor-type="as-char" svg:y="-0.718cm" svg:width="4.106cm" svg:height="1.13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9"><text:span text:style-name="T3">Nr 3</text:span></text:p>
      <text:p text:style-name="P9">P(N=50) = 0.320000</text:p>
      <text:p text:style-name="P8">P(N=100) = 0.370000</text:p>
      <text:p text:style-name="P8">P(N=500) = 0.368000</text:p>
      <text:p text:style-name="P8"/>
      <text:p text:style-name="P10">Nr 4 a)<draw:frame draw:style-name="fr1" draw:name="Objekt3" text:anchor-type="as-char" svg:y="-0.633cm" svg:width="4.207cm" svg:height="1.01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0">b) </text:p>
      <text:p text:style-name="P9">Nr4. 0.7140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1b5b4" officeooo:paragraph-rsid="0021b5b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ictor Maier<text:tab/><text:tab/>433701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01:35:16.475388849</meta:creation-date>
    <dc:date>2022-05-02T11:10:20.054781152</dc:date>
    <meta:editing-duration>PT29M</meta:editing-duration>
    <meta:editing-cycles>6</meta:editing-cycles>
    <meta:generator>LibreOffice/7.0.4.2$Linux_X86_64 LibreOffice_project/00$Build-2</meta:generator>
    <meta:document-statistic meta:table-count="0" meta:image-count="0" meta:object-count="3" meta:page-count="1" meta:paragraph-count="26" meta:word-count="74" meta:character-count="339" meta:non-whitespace-character-count="288"/>
  </office:meta>
</office:document-meta>
</file>

<file path=Object 1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</mrow>
      <mi>X</mi>
      <mi>ϵ</mi>
      <mo stretchy="false">{</mo>
      <mn>1,2,3,4,5,6</mn>
      <mo stretchy="false">}</mo>
      <mi>,</mi>
      <mi>Y</mi>
      <mi>ϵ</mi>
      <mo stretchy="false">{</mo>
      <mn>1,2,3,4,5,6</mn>
      <mo stretchy="false">}</mo>
    </mrow>
    <annotation encoding="StarMath 5.0">E=( X,Y ) X %epsilon \{1,2,3,4,5,6\},Y %epsilon \{1,2,3,4,5,6 \}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i>k</mi>
          </mrow>
          <mo fence="true" stretchy="false">)</mo>
        </mrow>
        <mo stretchy="false">=</mo>
        <mrow>
          <mn>1</mn>
          <mo stretchy="false">−</mo>
          <mrow>
            <munderover>
              <mo stretchy="false">∏</mo>
              <mrow>
                <mi>i</mi>
                <mo stretchy="false">=</mo>
                <mn>0</mn>
              </mrow>
              <mrow>
                <mi>k</mi>
                <mo stretchy="false">−</mo>
                <mn>1</mn>
              </mrow>
            </munderover>
            <mrow>
              <mo fence="true" stretchy="false">(</mo>
              <mrow>
                <mfrac>
                  <mrow>
                    <mn>365</mn>
                    <mo stretchy="false">−</mo>
                    <mi>i</mi>
                  </mrow>
                  <mn>365</mn>
                </mfrac>
              </mrow>
              <mo fence="true" stretchy="false">)</mo>
            </mrow>
          </mrow>
        </mrow>
      </mrow>
    </mrow>
    <annotation encoding="StarMath 5.0">P(k) = 1 - prod from{i=0} to{k-1} ({365-i} over {365})  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k</mi>
              <mi mathvariant="italic">mod</mi>
              <mrow>
                <mn>2</mn>
                <mo stretchy="false">=</mo>
                <mn>0</mn>
              </mrow>
            </mrow>
          </mrow>
          <mo fence="true" stretchy="false">)</mo>
        </mrow>
        <mo stretchy="false">=</mo>
        <mfrac>
          <mrow>
            <mo fence="true" stretchy="false">⌊</mo>
            <mrow>
              <mrow>
                <mi>M</mi>
                <mo stretchy="false">/</mo>
                <mn>2</mn>
              </mrow>
            </mrow>
            <mo fence="true" stretchy="false">⌋</mo>
          </mrow>
          <mi>M</mi>
        </mfrac>
      </mrow>
    </mrow>
    <annotation encoding="StarMath 5.0">P(k mod 2 = 0) = { lfloor M/2 rfloor } over {M} </annotation>
  </semantics>
</math>
</file>